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data-type="automatic"/>
            <table:sort-by table:field-number="1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7" table:value="1B" table:operator="=">
                <table:filter-set-item table:value="1B"/>
                <table:filter-set-item table:value="1D"/>
              </table:filter-condition>
              <table:filter-condition table:field-number="2" table:value="K" table:operator="="/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10:33:00.0592279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3:40.199754066</dc:date>
    <meta:generator>LibreOffice/5.4.2.2$Linux_X86_64 LibreOffice_project/40m0$Build-2</meta:generator>
    <meta:editing-duration>PT9M49S</meta:editing-duration>
    <meta:editing-cycles>8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